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fo:language="pt" fo:country="BR" style:font-size-asian="11pt"/>
    </style:style>
    <style:style style:name="P2" style:family="paragraph" style:parent-style-name="Standard">
      <style:text-properties officeooo:paragraph-rsid="00099e33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font-name="Courier New" fo:font-size="11pt" fo:language="pt" fo:country="BR" style:font-size-asian="11pt"/>
    </style:style>
    <style:style style:name="T2" style:family="text">
      <style:text-properties style:font-name="Courier New" fo:font-size="11pt" fo:language="pt" fo:country="BR" officeooo:rsid="00099e33" style:font-size-asian="11pt"/>
    </style:style>
    <style:style style:name="T3" style:family="text">
      <style:text-properties fo:language="pt" fo:country="B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# <text:s/>Parte_1 fazendo as classes</text:span></text:p>
      <text:p text:style-name="P1"/>
      <text:p text:style-name="Standard"><text:span text:style-name="T1"><text:s/></text:span></text:p>
      <text:p text:style-name="Standard"><text:span text:style-name="T1">class Aluno(BaseModel):</text:span></text:p>
      <text:p text:style-name="Standard"><text:span text:style-name="T1"><text:s text:c="4"/>pessoa= ForeignKeyField(Pessoa)</text:span></text:p>
      <text:p text:style-name="Standard"><text:span text:style-name="T1"><text:s text:c="4"/>matricula = CharField()</text:span></text:p>
      <text:p text:style-name="Standard"><text:span text:style-name="T1"><text:s text:c="4"/>escolaridade = CharField()</text:span></text:p>
      <text:p text:style-name="P1"/>
      <text:p text:style-name="Standard"><text:span text:style-name="T1">class Pessoa(BaseModel):</text:span></text:p>
      <text:p text:style-name="Standard"><text:span text:style-name="T1"><text:s text:c="4"/>nome = CharField()</text:span></text:p>
      <text:p text:style-name="Standard"><text:span text:style-name="T1"><text:s text:c="4"/>CPF = CharField()</text:span></text:p>
      <text:p text:style-name="Standard"><text:span text:style-name="T1"><text:s text:c="4"/>endereco= CharField()</text:span></text:p>
      <text:p text:style-name="Standard"><text:span text:style-name="T1"><text:s text:c="4"/>sexo= CharField()</text:span></text:p>
      <text:p text:style-name="P1"/>
      <text:p text:style-name="P1"/>
      <text:p text:style-name="Standard"><text:span text:style-name="T1">class Professor(BaseModel):</text:span></text:p>
      <text:p text:style-name="Standard"><text:span text:style-name="T1"><text:s text:c="4"/>pessoa= ForeignKeyField(Pessoa)</text:span></text:p>
      <text:p text:style-name="Standard"><text:span text:style-name="T1"><text:s text:c="4"/>especialidade = CharField()</text:span></text:p>
      <text:p text:style-name="Standard"><text:span text:style-name="T1"><text:s text:c="4"/>escolaridade = CharField()</text:span></text:p>
      <text:p text:style-name="P1"/>
      <text:p text:style-name="P1"/>
      <text:p text:style-name="Standard"><text:span text:style-name="T1">class Turma(BaseModel):</text:span></text:p>
      <text:p text:style-name="Standard"><text:span text:style-name="T1"><text:s text:c="4"/>Numero_sala = CharField()</text:span></text:p>
      <text:p text:style-name="Standard"><text:span text:style-name="T1"><text:s text:c="4"/>Alunos = ManyToManyField(Aluno)</text:span></text:p>
      <text:p text:style-name="Standard"><text:span text:style-name="T1"><text:s text:c="4"/>professor_regente= ForeigntKeyField(Professor)</text:span></text:p>
      <text:p text:style-name="P1"/>
      <text:p text:style-name="P1"/>
      <text:p text:style-name="Standard"><text:span text:style-name="T1">class Disciplina(BaseModel):</text:span></text:p>
      <text:p text:style-name="Standard"><text:span text:style-name="T1"><text:s text:c="4"/>Nome= CharField()</text:span></text:p>
      <text:p text:style-name="Standard"><text:span text:style-name="T1"><text:s text:c="4"/>professor_regente= ForeigntKeyField(Professor)</text:span></text:p>
      <text:p text:style-name="Standard"><text:span text:style-name="T1"><text:s text:c="4"/>professor_subistituto = ForeingKeyFiled(Professor)</text:span></text:p>
      <text:p text:style-name="P1"/>
      <text:p text:style-name="Standard"><text:span text:style-name="T1">class Pessoa_da_limpeza(BaseModel):</text:span></text:p>
      <text:p text:style-name="Standard"><text:span text:style-name="T1"><text:s text:c="4"/>pessoa= ForeignKeyField(Pessoa)</text:span></text:p>
      <text:p text:style-name="Standard"><text:span text:style-name="T1"><text:s text:c="4"/>contrato= CharField()</text:span></text:p>
      <text:p text:style-name="Standard"><text:span text:style-name="T1"><text:s text:c="4"/>escolaridade = CharField()</text:span></text:p>
      <text:p text:style-name="P1"/>
      <text:p text:style-name="Standard"><text:span text:style-name="T1">class Pessoa_da_alimentacao(BaseModel):</text:span></text:p>
      <text:p text:style-name="Standard"><text:span text:style-name="T1"><text:s text:c="4"/>pessoa= ForeignKeyField(Pessoa)</text:span></text:p>
      <text:p text:style-name="Standard"><text:span text:style-name="T1"><text:s text:c="4"/>contrato= CharField()</text:span></text:p>
      <text:p text:style-name="Standard"><text:span text:style-name="T1"><text:s text:c="4"/>escolaridade = CharField()</text:span></text:p>
      <text:p text:style-name="P1"/>
      <text:p text:style-name="P1"/>
      <text:p text:style-name="Standard"><text:span text:style-name="T1">class Recursos_escola(BaseModel):</text:span></text:p>
      <text:p text:style-name="Standard"><text:span text:style-name="T1"><text:s text:c="4"/>Recursos_Alimenticios= CharField()</text:span></text:p>
      <text:p text:style-name="Standard"><text:span text:style-name="T1"><text:s text:c="4"/>Quantidade_de_dinheiro= FloatFiled()</text:span></text:p>
      <text:p text:style-name="Standard"><text:span text:style-name="T1"><text:s text:c="4"/>dinheiro_cedido_pelo_estado= FloatField()</text:span></text:p>
      <text:p text:style-name="P1"/>
      <text:p text:style-name="P1"/>
      <text:p text:style-name="Standard"><text:span text:style-name="T1">class Diretoria(BaseModel):</text:span></text:p>
      <text:p text:style-name="P1"/>
      <text:p text:style-name="Standard"><text:span text:style-name="T1"><text:s text:c="4"/>Professor_diretor= ForeingKeyField(Professor)</text:span></text:p>
      <text:p text:style-name="Standard"><text:soft-page-break/><text:span text:style-name="T1"><text:s text:c="4"/>coordenador= ForeingKeyField(Pessoa)</text:span></text:p>
      <text:p text:style-name="Standard"><text:span text:style-name="T1"><text:s text:c="4"/>auxliar_de_direcao= ForeingKeyField(Pessoa)</text:span></text:p>
      <text:p text:style-name="Standard"><text:span text:style-name="T1"><text:s text:c="4"/>Recursos_escola= ForeingKeyKeyField(Recursos_escola)</text:span></text:p>
      <text:p text:style-name="P1"/>
      <text:p text:style-name="P1"/>
      <text:p text:style-name="P1"/>
      <text:p text:style-name="Standard"><text:span text:style-name="T1">class Escola(BaseModel):</text:span></text:p>
      <text:p text:style-name="Standard"><text:span text:style-name="T1"><text:s text:c="4"/>Nome= CharField()</text:span></text:p>
      <text:p text:style-name="Standard"><text:span text:style-name="T1"><text:s text:c="4"/>Localizacao= CharField()</text:span></text:p>
      <text:p text:style-name="Standard"><text:span text:style-name="T1"><text:s text:c="4"/>Alunos= ManyToManyFiled(Aluno)</text:span></text:p>
      <text:p text:style-name="Standard"><text:span text:style-name="T1"><text:s text:c="4"/>Professores= ManyToManyFiled(Professor)</text:span></text:p>
      <text:p text:style-name="Standard"><text:span text:style-name="T1"><text:s text:c="4"/>Turmas= ManyToManyFiled(Turma)</text:span></text:p>
      <text:p text:style-name="Standard"><text:span text:style-name="T1"><text:s text:c="4"/>Disciplinas= ManyToManyFiled(Disciplina)</text:span></text:p>
      <text:p text:style-name="Standard"><text:span text:style-name="T1"><text:s text:c="4"/>Pessoas_da_limpeza= ManyToManyFiled(Pessoa_da_limpeza)</text:span></text:p>
      <text:p text:style-name="Standard"><text:span text:style-name="T1"><text:s text:c="4"/>Pessoas_da_alimentacao= ManyToManyFiled(Pessoa_da_alimentacao)</text:span></text:p>
      <text:p text:style-name="Standard"><text:span text:style-name="T1"><text:s text:c="4"/>Diretoria= ForeingKeyField(Diretoria)</text:span></text:p>
      <text:p text:style-name="P1"/>
      <text:p text:style-name="P1"/>
      <text:p text:style-name="P1"/>
      <text:p text:style-name="Standard"><text:span text:style-name="T1"># Parte_2 Implementando</text:span></text:p>
      <text:p text:style-name="P1"/>
      <text:p text:style-name="P1"/>
      <text:p text:style-name="P1"/>
      <text:p text:style-name="Standard"><text:span text:style-name="T1">aluno= Pessoa.create(nome= "Piske", cpf= "001.234.567-19 ", endereco= "Rua Almeida" , sexo= "masculino")</text:span></text:p>
      <text:p text:style-name="Standard"><text:span text:style-name="T1">aluno_piske= Aluno.create(pessoa= aluno, matricula= "2017305503", escolaridade= "Ensino Medio completo"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prof= Pessoa.create(nome= "Hylson", cpf= "001.456.234-19 ", endereco= "Rua inglaterra" , sexo= "masculino")</text:span></text:p>
      <text:p text:style-name="Standard"><text:span text:style-name="T1">prof_hylson= Professor.create(pessoa= prof, matricula= "2013452103", escolaridade= "Doutorado")</text:span></text:p>
      <text:p text:style-name="P1"/>
      <text:p text:style-name="Standard"><text:span text:style-name="T1">prof_2= Pessoa.create(nome= "Andi", cpf= "601.426.754-02 ", endereco= "Rua chile" , sexo= "masculino")</text:span></text:p>
      <text:p text:style-name="Standard"><text:span text:style-name="T1">prof_andi= Professor.create(pessoa= prof_2, matricula= "2213982103", escolaridade= "Doutorado")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turma_info= Turma.create(Numero_sala= "302", professor_regente= prof_hylson)</text:span></text:p>
      <text:p text:style-name="Standard"><text:soft-page-break/><text:span text:style-name="T1">turma_info.Alunos.add(aluno_piske)</text:span></text:p>
      <text:p text:style-name="P1"/>
      <text:p text:style-name="Standard"><text:span text:style-name="T1">disciplina_prog= Disciplina.create(Nome="Programacao", professor_regente= "prof_hylson",professor_subistituto = prof_andi)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ramos= Pessoa.create(nome= "Ramos", cpf= "201.234.567-34 ", endereco= "Rua picole" , sexo= "masculino")</text:span></text:p>
      <text:p text:style-name="Standard"><text:span text:style-name="T1">pessoa_da_limpeza_ramos= Pessoa_da_limpeza.create(pessoa= ramos, contrato= " 87654321 ", escolaridade= "ensino medio completo")</text:span></text:p>
      <text:p text:style-name="Standard"><text:span text:style-name="T1"><text:s/></text:span></text:p>
      <text:p text:style-name="Standard"><text:span text:style-name="T1">ravi= Pessoa.create(nome= "Ravi", cpf= "000.674.217-54 ", endereco= "Rua xanxere" , sexo= "masculino")</text:span></text:p>
      <text:p text:style-name="Standard"><text:span text:style-name="T1">pessoa_da_alimentacao_ravi= Pessoa_da_alimentacao.create(pessoa= ravi, contrato= " 12345678 ", escolaridade= "ensino medio completo")</text:span></text:p>
      <text:p text:style-name="P1"/>
      <text:p text:style-name="P1"/>
      <text:p text:style-name="P1"/>
      <text:p text:style-name="P1"/>
      <text:p text:style-name="P3"><text:span text:style-name="T1"/></text:p>
      <text:p text:style-name="P3"><text:span text:style-name="T1">recursos_da_escola=Recursos_escola.create(Recursos_alimeticios="batata doce, carne moida, agua e suco", Quantidade_de_dinheiro= 120000000.50, dinheiro_cedido_pelo_estado= 22.25275)</text:span></text:p>
      <text:p text:style-name="P3"><text:span text:style-name="T1"><text:s text:c="4"/></text:span></text:p>
      <text:p text:style-name="P1"/>
      <text:p text:style-name="P1"/>
      <text:p text:style-name="P1"/>
      <text:p text:style-name="P1"/>
      <text:p text:style-name="P1"/>
      <text:p text:style-name="Standard"><text:span text:style-name="T1">coordenador_carlos= Pessoa.create(Nome="carlao", cpf= "123.432.567-21", endereco= "rua china", sexo="Masculino")</text:span></text:p>
      <text:p text:style-name="P1"/>
      <text:p text:style-name="Standard"><text:span text:style-name="T1">auxiliar_de_direcao_julia= Pessoa.create(Nome="Julia", cpf= "859.765.123-20", endereco= "rua japao", sexo="Feminino")</text:span></text:p>
      <text:p text:style-name="P1"/>
      <text:p text:style-name="Standard"><text:span text:style-name="T1">diretoria_escola= Diretoria.create(Professor_diretor= prof_hylson, coordenador= coordenador_carlos, auxiliar_de_direcao= auxiliar_de_direcao_julia, Recursos_escola= recursos_da_escola)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escola_ifc= Escola.create(Nome= "Instituto Federal Catarinense </text:span><text:soft-page-break/><text:span text:style-name="T1">campus Bluemau", localizacao="R. Bernardino JosÃ© de Oliveira, 81-Badenfurt ,Blumenau-SC", Diretoria= diretoria_escola)</text:span></text:p>
      <text:p text:style-name="P1"/>
      <text:p text:style-name="Standard"><text:span text:style-name="T1">escola_ifc.Alunos.add(aluno_piske)</text:span></text:p>
      <text:p text:style-name="Standard"><text:span text:style-name="T1">escola_ifc.Professores.add(prof_andi, prof_hylson)</text:span></text:p>
      <text:p text:style-name="Standard"><text:span text:style-name="T1">escola_ifc.Turmas.add(turma_info)</text:span></text:p>
      <text:p text:style-name="Standard"><text:span text:style-name="T1">escola_ifc.Disciplinas.add(disciplina_prog)</text:span></text:p>
      <text:p text:style-name="Standard"><text:span text:style-name="T1">escola_ifc.Pessoas_da_limpeza.add(pessoa_da_limpeza_ramos)</text:span></text:p>
      <text:p text:style-name="Standard"><text:span text:style-name="T1">escola_ifc.Pessoas_da_alimentacao.add(pessoa_da_alimentacao_ravi)</text:span></text:p>
      <text:p text:style-name="P1"/>
      <text:p text:style-name="P1"/>
      <text:p text:style-name="P1"/>
      <text:p text:style-name="Standard"><text:span text:style-name="T1"># Parte_3 Modelo Jason</text:span></text:p>
      <text:p text:style-name="P1"/>
      <text:p text:style-name="P1"/>
      <text:p text:style-name="Standard"><text:span text:style-name="T1">{ "escola_ifc": </text:span></text:p>
      <text:p text:style-name="Standard"><text:span text:style-name="T1"><text:tab/>[ </text:span></text:p>
      <text:p text:style-name="Standard"><text:span text:style-name="T1"><text:tab/><text:tab/>{ "Nome":"Instituto Federal Catarinense campus Bluemau", <text:s/></text:span></text:p>
      <text:p text:style-name="Standard"><text:span text:style-name="T1"><text:tab/><text:tab/> <text:s/>"localizacao":"R. Bernardino JosÃ© de Oliveira, 81-Badenfurt ,Blumenau-SC",</text:span></text:p>
      <text:p text:style-name="P1"/>
      <text:p text:style-name="Standard"><text:span text:style-name="T1"><text:tab/><text:tab/> <text:s/>"Alunos" :{ "pessoa": { "nome": "Piske", "cpf":"001.234.567-19","endereco":"Rua Almeida", "sexo": "masculino"},"matricula":"2017305503","escolaridade": "Ensino MÃ©dio completo"},</text:span></text:p>
      <text:p text:style-name="P1"/>
      <text:p text:style-name="Standard"><text:span text:style-name="T1"><text:tab/><text:tab/> <text:s/>"Professores":{"pessoa": { "nome": "Hylson", "cpf":"001.456.234-19","endereco":"Rua inglaterra", "sexo": "masculino"},"matricula": "2013452103", "escolaridade": "Doutorado"},</text:span></text:p>
      <text:p text:style-name="Standard"><text:span text:style-name="T1"><text:tab/><text:tab/> <text:s/>"Professores":{"pessoa": { "nome": "Andi", "cpf":"601.426.754-02","endereco":"Rua chile", "sexo": "masculino"},"matricula": "2213982103", "escolaridade": "Doutorado"},</text:span></text:p>
      <text:p text:style-name="P1"/>
      <text:p text:style-name="Standard"><text:span text:style-name="T1"><text:tab/><text:tab/> <text:s/>"Turmas":{ "Numero_sala": "302", "Alunos":{ "pessoa": { "nome": "Piske", "cpf":"001.234.567-19","endereco":"Rua Almeida","sexo":"masculino"},"matricula":"2017305503","escolaridade": "Ensino MÃ©dio completo"}, "professor_regente":{"nome": "Hylson", "cpf":"001.456.234-19","endereco":"Rua inglaterra", "sexo": "masculino"} },</text:span></text:p>
      <text:p text:style-name="P1"/>
      <text:p text:style-name="Standard"><text:span text:style-name="T1"><text:tab/><text:tab/> <text:s/>"Disciplinas":{"Nome":"Programacao", "professor_regente" :{"pessoa": { "nome": "Hylson", "cpf":"001.456.234-19","endereco":"Rua inglaterra", "sexo": "masculino"},"matricula": "2013452103", "escolaridade": "Doutorado"},"professor_subistituto" :{"pessoa": { "nome": "Andi", "cpf":"601.426.754-02","endereco":"Rua chile", "sexo": "masculino"},"matricula": "2213982103", "escolaridade": "Doutorado"} },</text:span></text:p>
      <text:p text:style-name="P1"><text:soft-page-break/></text:p>
      <text:p text:style-name="Standard"><text:span text:style-name="T1"><text:tab/><text:tab/> <text:s/>"Pessoas_da_limpeza":{"pessoa": { "nome": "Ramos", "cpf":"201.234.567-34","endereco":"Rua Picole", "sexo": "masculino"},"contrato": " 87654321 ","escolaridade": "ensino medio completo"}},</text:span></text:p>
      <text:p text:style-name="P1"/>
      <text:p text:style-name="Standard"><text:span text:style-name="T1"><text:tab/><text:tab/> <text:s/>"Pessoas_da_alimentacao":{"pessoa": { "nome": "Ravi", "cpf":"000.674.217-54","endereco":"Rua xanxere", "sexo": "masculino"},"contrato": " 12345678 ","escolaridade": "ensino medio completo"}},</text:span></text:p>
      <text:p text:style-name="P1"/>
      <text:p text:style-name="P2"><text:span text:style-name="T1"><text:tab/><text:tab/> <text:s/>"Diretoria":{ “</text:span><text:span text:style-name="T2">Professor_diretor”: {"nome": "Hylson", "cpf":"001.456.234-19","endereco":"Rua inglaterra", "sexo": "masculino”}, “coordenador”: {“Nome”:"carlao", “cpf”: "123.432.567-21", “endereco”: "rua china", “sexo”: "Masculino"}, “auxiliar_de_direcao_julia”: {“Nome”:"Julia", “cpf”: "859.765.123-20", “endereco”: "rua japao", “sexo”:"Feminino"}, “ Recursos_escola”: { “Recursos_alimeticios”:"batata doce, carne moida, agua e suco", “Quantidade_de_dinheiro”: “120000000.50”, “dinheiro_cedido_pelo_estado”: “22.25275”}</text:span><text:span text:style-name="T1">}</text:span></text:p>
      <text:p text:style-name="P1"/>
      <text:p text:style-name="Standard"><text:span text:style-name="T1">}</text:span></text:p>
      <text:p text:style-name="Standard"><text:span text:style-name="T1">]</text:span></text:p>
      <text:p text:style-name="Standard"><text:span text:style-name="T1">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9T10:46:40.113319925</dc:date>
    <meta:editing-duration>PT6M2S</meta:editing-duration>
    <meta:editing-cycles>1</meta:editing-cycles>
    <meta:document-statistic meta:table-count="0" meta:image-count="0" meta:object-count="0" meta:page-count="5" meta:paragraph-count="93" meta:word-count="461" meta:character-count="6436" meta:non-whitespace-character-count="5863"/>
    <meta:generator>LibreOffice/6.0.7.3$Linux_X86_64 LibreOffice_project/00m0$Build-3</meta:generator>
  </office:meta>
</office:document-meta>
</file>